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4.11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Heading_20_4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4"><text:span text:style-name="T1">Network Enumeration with Nmap</text:span></text:h>
      <text:p text:style-name="P1">Scan Network Range</text:p>
      <text:p text:style-name="P3">sudo nmap 10.129.2.0/24 -sn -oA tnet | grep for | cut -d" " -f5</text:p>
      <text:p text:style-name="Preformatted_20_Text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canning Options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10.129.2.0/24</text:span></text:p>
          </table:table-cell>
          <table:table-cell table:style-name="Table1.A1" office:value-type="string">
            <text:p text:style-name="Table_20_Contents">Target network rang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-sn</text:span></text:p>
          </table:table-cell>
          <table:table-cell table:style-name="Table1.A1" office:value-type="string">
            <text:p text:style-name="Table_20_Contents">Disables port scanning.</text:p>
          </table:table-cell>
        </table:table-row>
        <table:table-row>
          <table:table-cell table:style-name="Table1.A1" office:value-type="string">
            <text:p text:style-name="Table_20_Contents"><text:span text:style-name="Source_20_Text">-oA tnet</text:span></text:p>
          </table:table-cell>
          <table:table-cell table:style-name="Table1.A1" office:value-type="string">
            <text:p text:style-name="Table_20_Contents">Stores the results in all formats starting with the name 'tnet'.</text:p>
          </table:table-cell>
        </table:table-row>
      </table:table>
      <text:p text:style-name="Preformatted_20_Text">This scanning method works only if the firewalls of the hosts allow it. Otherwise, we can use other scanning techniques to find out if the hosts are active or not. 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1T21:53:57.461058008</dc:date>
    <meta:editing-duration>PT5M2S</meta:editing-duration>
    <meta:editing-cycles>1</meta:editing-cycles>
    <meta:document-statistic meta:table-count="1" meta:image-count="0" meta:object-count="0" meta:page-count="1" meta:paragraph-count="12" meta:word-count="75" meta:character-count="433" meta:non-whitespace-character-count="369"/>
    <meta:generator>LibreOffice/25.8.1.1$Linux_X86_64 LibreOffice_project/580$Build-1</meta:generator>
  </office:meta>
</office:document-meta>
</file>